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bec1a" officeooo:paragraph-rsid="000bec1a"/>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bec1a" officeooo:paragraph-rsid="000bec1a" style:font-size-asian="16pt" style:font-weight-asian="bold" style:font-size-complex="16pt" style:font-weight-complex="bold"/>
    </style:style>
    <style:style style:name="P3" style:family="paragraph" style:parent-style-name="Standard">
      <style:paragraph-properties fo:text-align="center" style:justify-single-word="false"/>
      <style:text-properties officeooo:rsid="0015beac" officeooo:paragraph-rsid="0015beac"/>
    </style:style>
    <style:style style:name="P4" style:family="paragraph" style:parent-style-name="Standard">
      <style:paragraph-properties fo:text-align="start" style:justify-single-word="false"/>
      <style:text-properties fo:font-weight="bold" officeooo:rsid="001748c4" officeooo:paragraph-rsid="001748c4"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bc2cb" officeooo:paragraph-rsid="001bc2cb" style:font-weight-asian="bold" style:font-weight-complex="bold"/>
    </style:style>
    <style:style style:name="P6" style:family="paragraph" style:parent-style-name="Standard">
      <style:paragraph-properties fo:text-align="start" style:justify-single-word="false"/>
      <style:text-properties style:text-underline-style="none" fo:font-weight="normal" officeooo:rsid="0017edcd" officeooo:paragraph-rsid="0017edcd"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7edcd" officeooo:paragraph-rsid="00192f6f" style:font-weight-asian="normal" style:font-weight-complex="normal"/>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bold" officeooo:rsid="001bc2cb" officeooo:paragraph-rsid="001bc2cb"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6pt" style:text-underline-style="solid" style:text-underline-width="auto" style:text-underline-color="font-color" fo:font-weight="bold" officeooo:rsid="001bc2cb" officeooo:paragraph-rsid="001bc2cb"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style:text-underline-style="solid" style:text-underline-width="auto" style:text-underline-color="font-color" fo:font-weight="bold" officeooo:rsid="0017edcd" officeooo:paragraph-rsid="0017edcd"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style:text-underline-style="solid" style:text-underline-width="auto" style:text-underline-color="font-color" fo:font-weight="bold" officeooo:rsid="001748c4" officeooo:paragraph-rsid="001748c4"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2pt" officeooo:rsid="000bec1a" officeooo:paragraph-rsid="000bec1a" style:font-size-asian="12pt" style:font-size-complex="12pt"/>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cae33" officeooo:paragraph-rsid="001cae33"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bold" officeooo:rsid="001bc2cb" officeooo:paragraph-rsid="001bc2cb" style:font-size-asian="12pt" style:font-weight-asian="bold" style:font-size-complex="12pt" style:font-weight-complex="bold"/>
    </style:style>
    <style:style style:name="P15"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officeooo:rsid="001cae33" officeooo:paragraph-rsid="001cae33" style:font-size-asian="12pt" style:font-weight-asian="bold" style:font-size-complex="12pt" style:font-weight-complex="bold"/>
    </style:style>
    <style:style style:name="P16"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officeooo:rsid="001dfaeb" officeooo:paragraph-rsid="001dfaeb" style:font-size-asian="12pt" style:font-weight-asian="bold" style:font-size-complex="12pt" style:font-weight-complex="bold"/>
    </style:style>
    <style:style style:name="P17"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officeooo:rsid="00215217" officeooo:paragraph-rsid="00215217" style:font-size-asian="12pt" style:font-weight-asian="bold" style:font-size-complex="12pt" style:font-weight-complex="bold"/>
    </style:style>
    <style:style style:name="P18"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officeooo:rsid="00215217" officeooo:paragraph-rsid="0025379f" style:font-size-asian="12pt" style:font-weight-asian="bold" style:font-size-complex="12pt" style:font-weight-complex="bold"/>
    </style:style>
    <style:style style:name="P19"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officeooo:rsid="0024b527" officeooo:paragraph-rsid="0024b527" style:font-size-asian="12pt" style:font-weight-asian="bold" style:font-size-complex="12pt" style:font-weight-complex="bold"/>
    </style:style>
    <style:style style:name="T1" style:family="text">
      <style:text-properties fo:font-style="italic" officeooo:rsid="00192f6f" style:font-style-asian="italic" style:font-style-complex="italic"/>
    </style:style>
    <style:style style:name="T2" style:family="text">
      <style:text-properties fo:font-size="12pt" style:font-size-asian="12pt" style:font-size-complex="12pt"/>
    </style:style>
    <style:style style:name="T3" style:family="text">
      <style:text-properties officeooo:rsid="0016a2bd"/>
    </style:style>
    <style:style style:name="T4" style:family="text">
      <style:text-properties fo:font-weight="normal" officeooo:rsid="0017edcd" style:font-weight-asian="normal" style:font-weight-complex="normal"/>
    </style:style>
    <style:style style:name="T5" style:family="text">
      <style:text-properties officeooo:rsid="001838e5"/>
    </style:style>
    <style:style style:name="T6" style:family="text">
      <style:text-properties officeooo:rsid="0018ba77"/>
    </style:style>
    <style:style style:name="T7" style:family="text">
      <style:text-properties fo:font-style="normal" style:font-style-asian="normal" style:font-style-complex="normal"/>
    </style:style>
    <style:style style:name="T8" style:family="text">
      <style:text-properties fo:font-style="normal" officeooo:rsid="0018ba77" style:font-style-asian="normal" style:font-style-complex="normal"/>
    </style:style>
    <style:style style:name="T9" style:family="text">
      <style:text-properties fo:font-style="normal" officeooo:rsid="00192f6f"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1dfaeb" style:font-style-asian="normal" style:font-style-complex="normal"/>
    </style:style>
    <style:style style:name="T13" style:family="text">
      <style:text-properties fo:font-style="normal" style:text-underline-style="none" officeooo:rsid="002066f9" style:font-style-asian="normal" style:font-style-complex="normal"/>
    </style:style>
    <style:style style:name="T14" style:family="text">
      <style:text-properties fo:font-style="normal" style:text-underline-style="none" officeooo:rsid="00215217" style:font-style-asian="normal" style:font-style-complex="normal"/>
    </style:style>
    <style:style style:name="T15" style:family="text">
      <style:text-properties fo:font-style="normal" style:text-underline-style="none" officeooo:rsid="0022e070" style:font-style-asian="normal" style:font-style-complex="normal"/>
    </style:style>
    <style:style style:name="T16" style:family="text">
      <style:text-properties fo:font-style="normal" style:text-underline-style="none" officeooo:rsid="0024b527" style:font-style-asian="normal" style:font-style-complex="normal"/>
    </style:style>
    <style:style style:name="T17" style:family="text">
      <style:text-properties fo:font-style="normal" style:text-underline-style="none" officeooo:rsid="0025379f" style:font-style-asian="normal" style:font-style-complex="normal"/>
    </style:style>
    <style:style style:name="T18" style:family="text">
      <style:text-properties fo:font-style="normal" style:text-underline-style="none" style:font-size-asian="12pt"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cus Manager</text:p>
      <text:p text:style-name="P3">Backlog</text:p>
      <text:p text:style-name="P1">Author: Phillip Thain</text:p>
      <text:p text:style-name="P1">Last Updated: 0<text:span text:style-name="T3">8</text:span>/<text:span text:style-name="T3">15</text:span>/2019</text:p>
      <text:p text:style-name="P12"/>
      <text:p text:style-name="P11">Problem Statement</text:p>
      <text:p text:style-name="P4"><text:tab/><text:span text:style-name="T4">Working independently on large projects can be a challenge because of the long term nature of their creation, as well as their inherent complexity. The goal of this particular project is to implement a piece of software that will stimulate productivity of independent work through establishing an environment that organizes a creator’s ideas and time to make sure that projects are completed in a reasonable amount of time.</text:span></text:p>
      <text:p text:style-name="P4"><text:span text:style-name="T4"/></text:p>
      <text:p text:style-name="P10">Background Information</text:p>
      <text:p text:style-name="P6"><text:tab/>This project is a personal endeavor. <text:span text:style-name="T5">I have a tendency to start work on projects, only to put them on the shelf and never return to it. Therefore, this software is an attempt to provide enough structure to ideas to make the barrier to starting work on them is easy.</text:span></text:p>
      <text:p text:style-name="P7"><text:span text:style-name="T6"><text:tab/>The</text:span><text:span text:style-name="T8"> ultimate intent </text:span><text:span text:style-name="T9">of this application is to</text:span><text:span text:style-name="T8"> creat</text:span><text:span text:style-name="T9">e</text:span><text:span text:style-name="T8"> a “work environment” on </text:span><text:span text:style-name="T9">the</text:span><text:span text:style-name="T8"> computer </text:span><text:span text:style-name="T9">by taking intangible </text:span><text:span text:style-name="T8">. While plenty of “to-do list” applications exist, most are designed as general purpose tools </text:span><text:span text:style-name="T9">to be used throughout the day</text:span><text:span text:style-name="T8">. </text:span><text:span text:style-name="T9">The intent of the Focus Manager is to be used specifically for work. It will allow users to not only write down </text:span><text:span text:style-name="T1">what </text:span><text:span text:style-name="T9">needs doing, but creates space to describe </text:span><text:span text:style-name="T1">how</text:span><text:span text:style-name="T9"> to do those things, and track </text:span><text:span text:style-name="T1">how long </text:span><text:span text:style-name="T9">they take to complete. Visually witnessing progress on something intangible is extremely motivating, which is necessary when working independently.</text:span></text:p>
      <text:p text:style-name="P7"><text:span text:style-name="T9"/></text:p>
      <text:p text:style-name="P9"><text:span text:style-name="T9">R</text:span><text:span text:style-name="T7">equirements</text:span></text:p>
      <text:p text:style-name="P8"><text:span text:style-name="T10"/></text:p>
      <text:p text:style-name="P8"><text:span text:style-name="T11">Functional Requirements:</text:span></text:p>
      <text:p text:style-name="P13"><text:span text:style-name="T11"/></text:p>
      <text:p text:style-name="P13"><text:span text:style-name="T11">C</text:span><text:span text:style-name="T18">ore Features:</text:span></text:p>
      <text:list xml:id="list4072328724" text:style-name="L1">
        <text:list-item>
          <text:p text:style-name="P15"><text:span text:style-name="T11">As a creator, I would like to create isolated projects that contain </text:span><text:span text:style-name="T14">goals</text:span><text:span text:style-name="T11">.</text:span></text:p>
        </text:list-item>
        <text:list-item>
          <text:p text:style-name="P17"><text:span text:style-name="T11">As a creator, I would like to create tasks.</text:span></text:p>
        </text:list-item>
        <text:list-item>
          <text:p text:style-name="P18"><text:span text:style-name="T11">As a creator, I would like to arrange tasks according to goal or project.</text:span></text:p>
        </text:list-item>
        <text:list-item>
          <text:p text:style-name="P18"><text:span text:style-name="T11">As a creator, I would like to</text:span><text:span text:style-name="T15"> </text:span><text:span text:style-name="T11">change tasks into </text:span><text:span text:style-name="T15">goals, and visa versa.</text:span></text:p>
        </text:list-item>
        <text:list-item>
          <text:p text:style-name="P19"><text:span text:style-name="T11">As a creator, I would like to visually mark tasks and goals as complete.</text:span></text:p>
        </text:list-item>
        <text:list-item>
          <text:p text:style-name="P15"><text:span text:style-name="T11">As a creator, I would like to </text:span><text:span text:style-name="T16">add tasks to a backlog</text:span><text:span text:style-name="T11">, and label them according to project or </text:span><text:span text:style-name="T14">goal </text:span><text:span text:style-name="T16">at some point after creation.</text:span></text:p>
        </text:list-item>
        <text:list-item>
          <text:p text:style-name="P15"><text:span text:style-name="T11">As a creator, I would like to </text:span><text:span text:style-name="T12">“clock-in” to </text:span><text:span text:style-name="T17">a session of</text:span><text:span text:style-name="T12"> work.</text:span></text:p>
        </text:list-item>
        <text:list-item>
          <text:p text:style-name="P19"><text:span text:style-name="T12">A</text:span><text:span text:style-name="T11">s a creator, I would like to easily see how long I have been at work.</text:span></text:p>
        </text:list-item>
        <text:list-item>
          <text:p text:style-name="P19"><text:span text:style-name="T11">As a creator, I would like to be able to pause my time at work for a break.</text:span></text:p>
        </text:list-item>
        <text:list-item>
          <text:p text:style-name="P19"><text:span text:style-name="T11">As a creator, I would like to indicate my status at the computer (active, on break, research, away).</text:span></text:p>
        </text:list-item>
        <text:list-item>
          <text:p text:style-name="P16"><text:span text:style-name="T11">As a creator, I would like to visualize progress </text:span><text:span text:style-name="T13">on projects</text:span><text:span text:style-name="T11"> by tasks completed and time taken.</text:span></text:p>
        </text:list-item>
        <text:list-item>
          <text:p text:style-name="P19"><text:span text:style-name="T11">As a creator, I would like to have a daily, weekly, or monthly report of work completed.</text:span></text:p>
        </text:list-item>
        <text:list-item>
          <text:p text:style-name="P19"><text:span text:style-name="T15">A</text:span><text:span text:style-name="T11">s a creator, I would like to visually arrange tasks by click-and-drag.</text:span></text:p>
        </text:list-item>
      </text:list>
      <text:p text:style-name="P14"><text:span text:style-name="T11"/></text:p>
      <text:p text:style-name="P8"><text:span text:style-name="T11">Non-Functional Requirements:</text:span></text:p>
      <text:p text:style-name="P5"><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7:37:43.323205020</meta:creation-date>
    <dc:date>2019-08-15T09:28:08.392862104</dc:date>
    <meta:editing-duration>PT1H52M17S</meta:editing-duration>
    <meta:editing-cycles>21</meta:editing-cycles>
    <meta:generator>LibreOffice/6.0.7.3$Linux_X86_64 LibreOffice_project/00m0$Build-3</meta:generator>
    <meta:document-statistic meta:table-count="0" meta:image-count="0" meta:object-count="0" meta:page-count="1" meta:paragraph-count="26" meta:word-count="448" meta:character-count="2509" meta:non-whitespace-character-count="2097"/>
  </office:meta>
</office:document-meta>
</file>